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31ca2" officeooo:paragraph-rsid="00131ca2"/>
    </style:style>
    <style:style style:name="P2" style:family="paragraph" style:parent-style-name="Standard">
      <style:text-properties officeooo:rsid="001347b6" officeooo:paragraph-rsid="001347b6"/>
    </style:style>
    <style:style style:name="P3" style:family="paragraph" style:parent-style-name="Standard">
      <style:paragraph-properties style:writing-mode="lr-tb"/>
      <style:text-properties officeooo:rsid="001347b6" officeooo:paragraph-rsid="001347b6"/>
    </style:style>
    <style:style style:name="P4" style:family="paragraph" style:parent-style-name="Standard">
      <style:paragraph-properties style:writing-mode="lr-tb"/>
      <style:text-properties officeooo:rsid="001347b6" officeooo:paragraph-rsid="0015e3ba"/>
    </style:style>
    <style:style style:name="P5" style:family="paragraph" style:parent-style-name="Standard">
      <style:paragraph-properties style:writing-mode="lr-tb"/>
      <style:text-properties officeooo:rsid="001799bd" officeooo:paragraph-rsid="001799bd"/>
    </style:style>
    <style:style style:name="T1" style:family="text">
      <style:text-properties officeooo:rsid="00148ff6"/>
    </style:style>
    <style:style style:name="T2" style:family="text">
      <style:text-properties officeooo:rsid="0015e3ba"/>
    </style:style>
    <style:style style:name="T3" style:family="text">
      <style:text-properties officeooo:rsid="001799b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et repository – Escribiendo esto en eclipse se abrira la prespectiva de git.</text:p>
      <text:p text:style-name="P1"/>
      <text:p text:style-name="P1">1) Clone repository (el cual ya creamos previamente en github)</text:p>
      <text:p text:style-name="P1"><text:a xlink:type="simple" xlink:href="https://github.com/MrRobotOmarCuadrado/IA.git" text:style-name="Internet_20_link" text:visited-style-name="Visited_20_Internet_20_Link">https://github.com/MrRobotOmarCuadrado/IA.git</text:a></text:p>
      <text:p text:style-name="P1"/>
      <text:p text:style-name="P2">2) Crear un proyecto en eclipse</text:p>
      <text:p text:style-name="P2"/>
      <text:p text:style-name="P3">3) click derecho sobre el proyecto &gt; Team &gt; share project &gt; <text:span text:style-name="T1">elegir el repository</text:span></text:p>
      <text:p text:style-name="P1"/>
      <text:p text:style-name="P4"><text:span text:style-name="T3">4</text:span>) click derecho sobre el proyecto &gt; Team &gt; <text:s/><text:span text:style-name="T2">commit &gt; ++ (para agregar los archivos a actualizar)</text:span></text:p>
      <text:p text:style-name="P4"/>
      <text:p text:style-name="P5">5) siempre hacer primero un merge para actualizar los archivos locales con los que estan en la nube.</text:p>
      <text:p text:style-name="P5"/>
      <text:p text:style-name="P5">6) ver la version de las actualizaciones con el history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4T12:29:16.801266996</meta:creation-date>
    <meta:generator>LibreOffice/6.1.5.2$Linux_X86_64 LibreOffice_project/10$Build-2</meta:generator>
    <dc:date>2020-02-04T14:08:02.833381786</dc:date>
    <meta:editing-duration>PT56M36S</meta:editing-duration>
    <meta:editing-cycles>3</meta:editing-cycles>
    <meta:document-statistic meta:table-count="0" meta:image-count="0" meta:object-count="0" meta:page-count="1" meta:paragraph-count="8" meta:word-count="90" meta:character-count="547" meta:non-whitespace-character-count="463"/>
  </office:meta>
</office:document-meta>
</file>